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682b" officeooo:paragraph-rsid="0009682b"/>
    </style:style>
    <style:style style:name="P2" style:family="paragraph" style:parent-style-name="Standard">
      <style:text-properties officeooo:paragraph-rsid="0009682b"/>
    </style:style>
    <style:style style:name="P3" style:family="paragraph" style:parent-style-name="Standard" style:list-style-name="L1">
      <style:text-properties officeooo:paragraph-rsid="0009682b"/>
    </style:style>
    <style:style style:name="P4" style:family="paragraph" style:parent-style-name="Standard" style:list-style-name="L1">
      <style:text-properties officeooo:rsid="0009682b" officeooo:paragraph-rsid="0009682b"/>
    </style:style>
    <style:style style:name="P5" style:family="paragraph" style:parent-style-name="Standard">
      <style:text-properties officeooo:rsid="000ba9bb" officeooo:paragraph-rsid="000ba9bb"/>
    </style:style>
    <style:style style:name="T1" style:family="text">
      <style:text-properties officeooo:rsid="0009682b"/>
    </style:style>
    <style:style style:name="T2" style:family="text">
      <style:text-properties officeooo:rsid="000b489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up a<text:span text:style-name="T2">n</text:span> HTTP Server with Python 3</text:p>
      <text:list xml:id="list4201578045" text:style-name="L1">
        <text:list-item>
          <text:p text:style-name="P4">Install python</text:p>
        </text:list-item>
        <text:list-item>
          <text:p text:style-name="P4">Set the path to include python</text:p>
        </text:list-item>
        <text:list-item>
          <text:p text:style-name="P4">Open CMD</text:p>
        </text:list-item>
        <text:list-item>
          <text:p text:style-name="P4">Change directory to the folder of the website</text:p>
        </text:list-item>
        <text:list-item>
          <text:p text:style-name="P4">&gt;python -m http.server 8080</text:p>
        </text:list-item>
        <text:list-item>
          <text:p text:style-name="P3"><text:span text:style-name="T1">Go to </text:span><text:a xlink:type="simple" xlink:href="http://localhost:8000/" text:style-name="Internet_20_link" text:visited-style-name="Visited_20_Internet_20_Link">http://localhost:8000/</text:a> <text:s/></text:p>
        </text:list-item>
      </text:list>
      <text:p text:style-name="P2"/>
      <text:p text:style-name="P5">Links</text:p>
      <text:p text:style-name="P5"><text:a xlink:type="simple" xlink:href="http://bl.ocks.org/ndarville/7075823" text:style-name="Internet_20_link" text:visited-style-name="Visited_20_Internet_20_Link">http://bl.ocks.org/ndarville/7075823</text:a> </text:p>
      <text:p text:style-name="P5"><text:a xlink:type="simple" xlink:href="https://www.htmlgoodies.com/beyond/css/working_w_tables_using_jquery.html" text:style-name="Internet_20_link" text:visited-style-name="Visited_20_Internet_20_Link">https://www.htmlgoodies.com/beyond/css/working_w_tables_using_jquery.html</text:a> <text:s/></text:p>
      <text:p text:style-name="P5"><text:a xlink:type="simple" xlink:href="https://www.valentinog.com/blog/html-table/" text:style-name="Internet_20_link" text:visited-style-name="Visited_20_Internet_20_Link">https://www.valentinog.com/blog/html-table/</text:a> </text:p>
      <text:p text:style-name="P5"><text:a xlink:type="simple" xlink:href="https://gist.github.com/jfreels/6734025" text:style-name="Internet_20_link" text:visited-style-name="Visited_20_Internet_20_Link">https://gist.github.com/jfreels/6734025</text:a> </text:p>
      <text:p text:style-name="P5"/>
      <text:p text:style-name="P5"><text:a xlink:type="simple" xlink:href="https://www.npmtrends.com/dynatable-vs-footable-vs-tabulator" text:style-name="Internet_20_link" text:visited-style-name="Visited_20_Internet_20_Link">https://www.npmtrends.com/dynatable-vs-footable-vs-tabulator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1M9S</meta:editing-duration>
    <meta:editing-cycles>7</meta:editing-cycles>
    <meta:generator>LibreOffice/5.4.3.2$Windows_X86_64 LibreOffice_project/92a7159f7e4af62137622921e809f8546db437e5</meta:generator>
    <dc:date>2020-05-03T23:38:27.035000000</dc:date>
    <meta:document-statistic meta:table-count="0" meta:image-count="0" meta:object-count="0" meta:page-count="1" meta:paragraph-count="13" meta:word-count="44" meta:character-count="462" meta:non-whitespace-character-count="429"/>
    <meta:user-defined meta:name="Info 1"/>
    <meta:user-defined meta:name="Info 2"/>
    <meta:user-defined meta:name="Info 3"/>
    <meta:user-defined meta:name="Info 4"/>
  </office:meta>
</office:document-meta>
</file>